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4.39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Naskh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Naskh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MH group</text:p>
          </table:table-cell>
          <table:table-cell table:style-name="ce1" office:value-type="string" calcext:value-type="string" table:number-columns-spanned="2" table:number-rows-spanned="1">
            <text:p>MH subgroup</text:p>
          </table:table-cell>
          <table:covered-table-cell/>
          <table:table-cell table:style-name="ce1" office:value-type="string" calcext:value-type="string" table:number-columns-spanned="2" table:number-rows-spanned="1">
            <text:p>IMGT gene name <text:a xlink:href="https://www.imgt.org/IMGTrepertoireMH/index.php?section=LocusGenes&amp;repertoire=Chromosomal%20localization&amp;species=mouse#notes" xlink:type="simple">(1)</text:a></text:p>
          </table:table-cell>
          <table:covered-table-cell table:style-name="Default"/>
          <table:table-cell table:style-name="ce1" office:value-type="string" calcext:value-type="string">
            <text:p>Other designations from the literature <text:a xlink:href="https://www.imgt.org/IMGTrepertoireMH/index.php?section=LocusGenes&amp;repertoire=Chromosomal%20localization&amp;species=mouse#notes" xlink:type="simple">(1)</text:a>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MH2 </text:p>
          </table:table-cell>
          <table:table-cell table:style-name="ce2" office:value-type="string" calcext:value-type="string">
            <text:p>MH2-A </text:p>
          </table:table-cell>
          <table:table-cell table:style-name="ce2"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MH2-AA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AA, H2-Aa, H-2Aa, H2-IA-alpha, I-A D-A, I-A K-A, I-Aa, Ia1, Ia-1, I-A-alpha, I-A alpha, IA alpha, Aalpha, A-alpha, A alpha </text:p>
          </table:table-cell>
        </table:table-row>
        <table:table-row table:style-name="ro2">
          <table:covered-table-cell/>
          <table:table-cell table:style-name="ce2" office:value-type="string" calcext:value-type="string">
            <text:p>MH2-B </text:p>
          </table:table-cell>
          <table:table-cell table:style-name="ce2"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MH2-AB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AB <text:a xlink:href="https://www.imgt.org/IMGTrepertoireMH/index.php?section=LocusGenes&amp;repertoire=Chromosomal%20localization&amp;species=mouse#notes" xlink:type="simple">(2)</text:a>, H2-Ab, H-2Ab, H2-Ab1, H2-IA-beta, H2 I-A beta, I-A D-B, I-A K-B, I-Ab, Ia2, Ia-2, I-A-beta, I-A beta, IA beta 1, Iab, Abeta, A beta 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4">
            <text:p>MH1 </text:p>
          </table:table-cell>
          <table:table-cell table:style-name="ce2" office:value-type="string" calcext:value-type="string" table:number-columns-spanned="1" table:number-rows-spanned="4">
            <text:p>MH2-D </text:p>
          </table:table-cell>
          <table:table-cell table:style-name="ce2" office:value-type="string" calcext:value-type="string" table:number-columns-spanned="1" table:number-rows-spanned="4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MH2-D1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D1, H-2 D-B, H-2 D-D, H-2D, Db, Dd </text:p>
          </table:table-cell>
        </table:table-row>
        <table:table-row table:style-name="ro4">
          <table:covered-table-cell table:number-columns-repeated="3"/>
          <table:table-cell office:value-type="string" calcext:value-type="string">
            <text:p>MH2-D2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D2, D2d </text:p>
          </table:table-cell>
        </table:table-row>
        <table:table-row table:style-name="ro4">
          <table:covered-table-cell table:number-columns-repeated="3"/>
          <table:table-cell office:value-type="string" calcext:value-type="string">
            <text:p>MH2-D3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D3, D3d </text:p>
          </table:table-cell>
        </table:table-row>
        <table:table-row table:style-name="ro4">
          <table:covered-table-cell table:number-columns-repeated="3"/>
          <table:table-cell office:value-type="string" calcext:value-type="string">
            <text:p>MH2-D4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D4, D4d 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6">
            <text:p>MH2 </text:p>
          </table:table-cell>
          <table:table-cell table:style-name="ce2" office:value-type="string" calcext:value-type="string">
            <text:p>MH2-MA </text:p>
          </table:table-cell>
          <table:table-cell table:style-name="ce2"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MH2-MA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DMA, H2-DMa, H-2Ma, Ma <text:a xlink:href="https://www.imgt.org/IMGTrepertoireMH/index.php?section=LocusGenes&amp;repertoire=Chromosomal%20localization&amp;species=mouse#refs" xlink:type="simple">[2]</text:a>, H2-M alpha </text:p>
          </table:table-cell>
        </table:table-row>
        <table:table-row table:style-name="ro5">
          <table:covered-table-cell/>
          <table:table-cell table:style-name="ce2" office:value-type="string" calcext:value-type="string" table:number-columns-spanned="1" table:number-rows-spanned="2">
            <text:p>MH2-MB </text:p>
          </table:table-cell>
          <table:table-cell table:style-name="ce2" office:value-type="string" calcext:value-type="string" table:number-columns-spanned="1" table:number-rows-spanned="2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MH2-MB1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DMB1, H2-DMb1, H-2Mb1, Mb1 <text:a xlink:href="https://www.imgt.org/IMGTrepertoireMH/index.php?section=LocusGenes&amp;repertoire=Chromosomal%20localization&amp;species=mouse#refs" xlink:type="simple">[2]</text:a> <text:a xlink:href="https://www.imgt.org/IMGTrepertoireMH/index.php?section=LocusGenes&amp;repertoire=Chromosomal%20localization&amp;species=mouse#notes" xlink:type="simple">(8)</text:a>, H2-M beta1 </text:p>
          </table:table-cell>
        </table:table-row>
        <table:table-row table:style-name="ro5">
          <table:covered-table-cell table:number-columns-repeated="3"/>
          <table:table-cell office:value-type="string" calcext:value-type="string">
            <text:p>MH2-MB2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DMB2, H2-DMb2, H-2Mb2, Mb2 <text:a xlink:href="https://www.imgt.org/IMGTrepertoireMH/index.php?section=LocusGenes&amp;repertoire=Chromosomal%20localization&amp;species=mouse#refs" xlink:type="simple">[2]</text:a>, H2-M beta2 </text:p>
          </table:table-cell>
        </table:table-row>
        <table:table-row table:style-name="ro6">
          <table:covered-table-cell/>
          <table:table-cell table:style-name="ce2" office:value-type="string" calcext:value-type="string">
            <text:p>MH2-EA </text:p>
          </table:table-cell>
          <table:table-cell table:style-name="ce2"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MH2-EA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EA, H2-Ea, H-2E alpha, H2-IE-alpha, I-E K-A, I-Ea, IE alpha, Ia-3, Ia3, E alpha </text:p>
          </table:table-cell>
        </table:table-row>
        <table:table-row table:style-name="ro7">
          <table:covered-table-cell/>
          <table:table-cell table:style-name="ce2" office:value-type="string" calcext:value-type="string" table:number-columns-spanned="1" table:number-rows-spanned="2">
            <text:p>MH2-EB </text:p>
          </table:table-cell>
          <table:table-cell table:style-name="ce2" office:value-type="string" calcext:value-type="string" table:number-columns-spanned="1" table:number-rows-spanned="2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MH2-EB1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EB1, H2-Eb1, H2-Eb, H-2E beta, H2-IE-beta, I-E K-B, I-Eb, I-E beta, I-E-beta-1, Ia-4, Ia4, E beta 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MH2-EB2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EB2, H2-Eb2, E-beta 2, I-Eb2, Ia-5, Ia5 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0">
            <text:p>MH1 </text:p>
          </table:table-cell>
          <table:table-cell table:style-name="ce2" office:value-type="string" calcext:value-type="string" table:number-columns-spanned="1" table:number-rows-spanned="2">
            <text:p>MH1-K </text:p>
          </table:table-cell>
          <table:table-cell table:style-name="ce2" office:value-type="string" calcext:value-type="string" table:number-columns-spanned="1" table:number-rows-spanned="2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MH1-K1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MH1-K1, H2-K, H-2K, H-2 K, H-2K1, H2K </text:p>
          </table:table-cell>
        </table:table-row>
        <table:table-row table:style-name="ro4">
          <table:covered-table-cell table:number-columns-repeated="3"/>
          <table:table-cell office:value-type="string" calcext:value-type="string">
            <text:p>MH1-K2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K2, H-2K2 </text:p>
          </table:table-cell>
        </table:table-row>
        <table:table-row table:style-name="ro4">
          <table:covered-table-cell/>
          <table:table-cell table:style-name="ce2" office:value-type="string" calcext:value-type="string">
            <text:p>MH1-L </text:p>
          </table:table-cell>
          <table:table-cell table:style-name="ce2"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MH1-L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L, H-2L </text:p>
          </table:table-cell>
        </table:table-row>
        <table:table-row table:style-name="ro3">
          <table:covered-table-cell/>
          <table:table-cell table:style-name="ce2" office:value-type="string" calcext:value-type="string" table:number-columns-spanned="1" table:number-rows-spanned="17">
            <text:p>MH1-M </text:p>
          </table:table-cell>
          <table:table-cell table:style-name="ce2" office:value-type="string" calcext:value-type="string" table:number-columns-spanned="1" table:number-rows-spanned="17">
            <text:p><text:a xlink:href="https://www.imgt.org/IMGTrepertoireMH/index.php?section=LocusGenes&amp;repertoire=Chromosomal%20localization&amp;species=mouse#notes" xlink:type="simple">(3)</text:a> </text:p>
          </table:table-cell>
          <table:table-cell office:value-type="string" calcext:value-type="string">
            <text:p>MH1-M1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M1, H-2M1, Mb1 <text:a xlink:href="https://www.imgt.org/IMGTrepertoireMH/index.php?section=LocusGenes&amp;repertoire=Chromosomal%20localization&amp;species=mouse#refs" xlink:type="simple">[3]</text:a> <text:a xlink:href="https://www.imgt.org/IMGTrepertoireMH/index.php?section=LocusGenes&amp;repertoire=Chromosomal%20localization&amp;species=mouse#notes" xlink:type="simple">(8)</text:a> 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MH1-M2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M2, H-2M2, Thy19.4 <text:a xlink:href="https://www.imgt.org/IMGTrepertoireMH/index.php?section=LocusGenes&amp;repertoire=Chromosomal%20localization&amp;species=mouse#refs" xlink:type="simple">[4]</text:a> 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MH1-M3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M3, H-2M3, R4B2 <text:a xlink:href="https://www.imgt.org/IMGTrepertoireMH/index.php?section=LocusGenes&amp;repertoire=Chromosomal%20localization&amp;species=mouse#refs" xlink:type="simple">[5]</text:a> 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MH1-M4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M4, H-2M4, C3R1 <text:a xlink:href="https://www.imgt.org/IMGTrepertoireMH/index.php?section=LocusGenes&amp;repertoire=Chromosomal%20localization&amp;species=mouse#refs" xlink:type="simple">[5]</text:a> 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MH1-M5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M5, H-2M5, CRW2 <text:a xlink:href="https://www.imgt.org/IMGTrepertoireMH/index.php?section=LocusGenes&amp;repertoire=Chromosomal%20localization&amp;species=mouse#refs" xlink:type="simple">[5]</text:a> 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MH1-M6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M6, H-2M6, CRW3 <text:a xlink:href="https://www.imgt.org/IMGTrepertoireMH/index.php?section=LocusGenes&amp;repertoire=Chromosomal%20localization&amp;species=mouse#refs" xlink:type="simple">[5]</text:a> </text:p>
          </table:table-cell>
        </table:table-row>
        <table:table-row table:style-name="ro8">
          <table:covered-table-cell table:number-columns-repeated="3"/>
          <table:table-cell office:value-type="string" calcext:value-type="string">
            <text:p>MH1-M7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M7, H-2M7, M7 <text:a xlink:href="https://www.imgt.org/IMGTrepertoireMH/index.php?section=LocusGenes&amp;repertoire=Chromosomal%20localization&amp;species=mouse#refs" xlink:type="simple">[6]</text:a> </text:p>
          </table:table-cell>
        </table:table-row>
        <table:table-row table:style-name="ro8">
          <table:covered-table-cell table:number-columns-repeated="3"/>
          <table:table-cell office:value-type="string" calcext:value-type="string">
            <text:p>MH1-M8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M8, H-2M8, M8 <text:a xlink:href="https://www.imgt.org/IMGTrepertoireMH/index.php?section=LocusGenes&amp;repertoire=Chromosomal%20localization&amp;species=mouse#refs" xlink:type="simple">[6]</text:a> </text:p>
          </table:table-cell>
        </table:table-row>
        <table:table-row table:style-name="ro8">
          <table:covered-table-cell table:number-columns-repeated="3"/>
          <table:table-cell office:value-type="string" calcext:value-type="string">
            <text:p>MH1-M9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M9, H-2M9, M9 <text:a xlink:href="https://www.imgt.org/IMGTrepertoireMH/index.php?section=LocusGenes&amp;repertoire=Chromosomal%20localization&amp;species=mouse#refs" xlink:type="simple">[7]</text:a> 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MH1-M10-1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M10-1, H2-M10.1, H-2M10, 9.5H <text:a xlink:href="https://www.imgt.org/IMGTrepertoireMH/index.php?section=LocusGenes&amp;repertoire=Chromosomal%20localization&amp;species=mouse#refs" xlink:type="simple">[7]</text:a> 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MH1-M10-2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M10-2, H2-M10.2, 4.7H 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MH1-M10-3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M10-3, H2-M10.3, 5.3H 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MH1-M10-4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M10-4, H2-M10.4, 15H 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MH1-M10-5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M10-5, H2-M10.5, 6.9H 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MH1-M10-PS1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M10-PS1, H2-M10-ps1, 13H 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MH1-M10-PS2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M10-PS2, H2-M10-ps2, 5.4H 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MH1-M10-PS3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M10-PS3, H2-M10-ps3, 7.2H </text:p>
          </table:table-cell>
        </table:table-row>
        <table:table-row table:style-name="ro8">
          <table:table-cell table:style-name="ce2" office:value-type="string" calcext:value-type="string" table:number-columns-spanned="1" table:number-rows-spanned="4">
            <text:p>MH2 </text:p>
          </table:table-cell>
          <table:table-cell table:style-name="ce2" office:value-type="string" calcext:value-type="string" table:number-columns-spanned="1" table:number-rows-spanned="2">
            <text:p>MH2-O </text:p>
          </table:table-cell>
          <table:table-cell table:style-name="ce2" office:value-type="string" calcext:value-type="string" table:number-columns-spanned="1" table:number-rows-spanned="2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MH2-OA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(6)</text:a> </text:p>
          </table:table-cell>
          <table:table-cell office:value-type="string" calcext:value-type="string">
            <text:p>H2-OA, Oa, H2-Oa, H-2Oa </text:p>
          </table:table-cell>
        </table:table-row>
        <table:table-row table:style-name="ro6">
          <table:covered-table-cell table:number-columns-repeated="3"/>
          <table:table-cell office:value-type="string" calcext:value-type="string">
            <text:p>MH2-OB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OB, Ob, H2-Ob, H-2Ob, H2-IA-beta-2, H2-Iab2, H2-Ab2, A-beta-2, A beta2 </text:p>
          </table:table-cell>
        </table:table-row>
        <table:table-row table:style-name="ro4">
          <table:covered-table-cell/>
          <table:table-cell table:style-name="ce2" office:value-type="string" calcext:value-type="string" table:number-columns-spanned="1" table:number-rows-spanned="2">
            <text:p>MH2-P </text:p>
          </table:table-cell>
          <table:table-cell table:style-name="ce2" office:value-type="string" calcext:value-type="string" table:number-columns-spanned="1" table:number-rows-spanned="2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MH2-PA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PA, H2-Pa 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MH2-PB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PB, Pb, H2-Pb, H-2Pb, H2-Ab3, Ia7, A beta3 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34">
            <text:p>MH1 </text:p>
          </table:table-cell>
          <table:table-cell table:style-name="ce2" office:value-type="string" calcext:value-type="string" table:number-columns-spanned="1" table:number-rows-spanned="10">
            <text:p>MH1-Q </text:p>
          </table:table-cell>
          <table:table-cell table:style-name="ce2" office:value-type="string" calcext:value-type="string" table:number-columns-spanned="1" table:number-rows-spanned="10">
            <text:p><text:a xlink:href="https://www.imgt.org/IMGTrepertoireMH/index.php?section=LocusGenes&amp;repertoire=Chromosomal%20localization&amp;species=mouse#notes" xlink:type="simple">(4)</text:a> </text:p>
          </table:table-cell>
          <table:table-cell office:value-type="string" calcext:value-type="string">
            <text:p>MH1-Q1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Q1, H-2Q1, Q1b, Q1d, Q1k 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MH1-Q2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Q2, H-2Q2, Q2b, Q2d, Q2k </text:p>
          </table:table-cell>
        </table:table-row>
        <table:table-row table:style-name="ro8">
          <table:covered-table-cell table:number-columns-repeated="3"/>
          <table:table-cell office:value-type="string" calcext:value-type="string">
            <text:p>MH1-Q3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Q3, H-2Q3, Q3b 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MH1-Q4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Q4, H-2Q4, Q4b, Q4d, Q4k 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MH1-Q5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Q5, H-2Q5, Q5B, Q5b, Q5d, Q5d, Q5/9k 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MH1-Q6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Q6, H-2Q6, Q6b, Q6b, Q6d 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MH1-Q7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Q7, H-2Q7, Q7b, Q7d 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MH1-Q8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Q8, H-2Q8, Q8b, Q8/9d </text:p>
          </table:table-cell>
        </table:table-row>
        <table:table-row table:style-name="ro8">
          <table:covered-table-cell table:number-columns-repeated="3"/>
          <table:table-cell office:value-type="string" calcext:value-type="string">
            <text:p>MH1-Q9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Q9, H-2Q9, Q9b 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MH1-Q10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Q10, H-2Q10, Q-10, Q10b, Q10d, Q10k </text:p>
          </table:table-cell>
        </table:table-row>
        <table:table-row table:style-name="ro3">
          <table:covered-table-cell/>
          <table:table-cell table:style-name="ce2" office:value-type="string" calcext:value-type="string" table:number-columns-spanned="1" table:number-rows-spanned="24">
            <text:p>MH1-T </text:p>
          </table:table-cell>
          <table:table-cell table:style-name="ce2" office:value-type="string" calcext:value-type="string" table:number-columns-spanned="1" table:number-rows-spanned="24">
            <text:p><text:a xlink:href="https://www.imgt.org/IMGTrepertoireMH/index.php?section=LocusGenes&amp;repertoire=Chromosomal%20localization&amp;species=mouse#notes" xlink:type="simple">(5)</text:a> </text:p>
          </table:table-cell>
          <table:table-cell office:value-type="string" calcext:value-type="string">
            <text:p>MH1-T1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T1, H-2T1, T1b, T1c, T1d 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MH1-T2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T2, H-2T2, T2b, T2c, T2d, T2Aa 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MH1-T3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T3, H-2T3, T3b, T3c, T3d 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MH1-T4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T4, H-2T4, T4b, 5'c, T4d 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MH1-T5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T5, H-2T5, T5b, T4c, T5d 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MH1-T6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T6, H-2T6, T6b, T5c, T6d 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MH1-T7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T7, H-2T7, T7b, T6c, T7d 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MH1-T8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T8, H-2T8, T8b, T7c, T8d 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MH1-T9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T9, H-2T9, T9b, T8c, T9d </text:p>
          </table:table-cell>
        </table:table-row>
        <table:table-row table:style-name="ro6">
          <table:covered-table-cell table:number-columns-repeated="3"/>
          <table:table-cell office:value-type="string" calcext:value-type="string">
            <text:p>MH1-T10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T10, H-2T10, T10b, T9c, T10d, H2-TL-T10-129, H2-TL-T10-b, H2-TL-T9-c 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MH1-T11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T11, H-2T11, T11b, T10c, T11d, T10-c </text:p>
          </table:table-cell>
        </table:table-row>
        <table:table-row table:style-name="ro8">
          <table:covered-table-cell table:number-columns-repeated="3"/>
          <table:table-cell office:value-type="string" calcext:value-type="string">
            <text:p>MH1-T12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T12, H-2T12, T12b 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MH1-T13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T13, H-2T13, T13b, T13-b </text:p>
          </table:table-cell>
        </table:table-row>
        <table:table-row table:style-name="ro8">
          <table:covered-table-cell table:number-columns-repeated="3"/>
          <table:table-cell office:value-type="string" calcext:value-type="string">
            <text:p>MH1-T14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T14, H-2T14, T14b </text:p>
          </table:table-cell>
        </table:table-row>
        <table:table-row table:style-name="ro8">
          <table:covered-table-cell table:number-columns-repeated="3"/>
          <table:table-cell office:value-type="string" calcext:value-type="string">
            <text:p>MH1-T15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T15, H-2T15, T15b 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MH1-T16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T16, H-2T16, T11c, T16d 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MH1-T17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T17, H-2T17, T12c, T17d 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MH1-T18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T18, H-2T18, T13c, T18d, T13-c 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MH1-T19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T19, H-2T19, T14c, T19d 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MH1-T20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T20, H-2T20, T15c, T20d 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MH1-T21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T21, H-2T21, T21d, T16c, 26b </text:p>
          </table:table-cell>
        </table:table-row>
        <table:table-row table:style-name="ro9">
          <table:covered-table-cell table:number-columns-repeated="3"/>
          <table:table-cell office:value-type="string" calcext:value-type="string">
            <text:p>MH1-T22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T22, H-2T22, T22b, T17c <text:a xlink:href="https://www.imgt.org/IMGTrepertoireMH/index.php?section=LocusGenes&amp;repertoire=Chromosomal%20localization&amp;species=mouse#refs" xlink:type="simple">[8]</text:a>, T22d, 27b <text:a xlink:href="https://www.imgt.org/IMGTrepertoireMH/index.php?section=LocusGenes&amp;repertoire=Chromosomal%20localization&amp;species=mouse#refs" xlink:type="simple">[9,10]</text:a>, 27129, H2-TL-27-129, H2-TL-27-b, H2-TL-17-c </text:p>
          </table:table-cell>
        </table:table-row>
        <table:table-row table:style-name="ro5">
          <table:covered-table-cell table:number-columns-repeated="3"/>
          <table:table-cell office:value-type="string" calcext:value-type="string">
            <text:p>MH1-T23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(7)</text:a> </text:p>
          </table:table-cell>
          <table:table-cell office:value-type="string" calcext:value-type="string">
            <text:p>H2-T23, H-2T23, T23b, T23d, 37b <text:a xlink:href="https://www.imgt.org/IMGTrepertoireMH/index.php?section=LocusGenes&amp;repertoire=Chromosomal%20localization&amp;species=mouse#refs" xlink:type="simple">[9]</text:a> , 37c, T18c, T18c(37) <text:a xlink:href="https://www.imgt.org/IMGTrepertoireMH/index.php?section=LocusGenes&amp;repertoire=Chromosomal%20localization&amp;species=mouse#refs" xlink:type="simple">[11]</text:a> </text:p>
          </table:table-cell>
        </table:table-row>
        <table:table-row table:style-name="ro8">
          <table:covered-table-cell table:number-columns-repeated="3"/>
          <table:table-cell office:value-type="string" calcext:value-type="string">
            <text:p>MH1-T24 </text:p>
          </table:table-cell>
          <table:table-cell office:value-type="string" calcext:value-type="string">
            <text:p><text:a xlink:href="https://www.imgt.org/IMGTrepertoireMH/index.php?section=LocusGenes&amp;repertoire=Chromosomal%20localization&amp;species=mouse#notes" xlink:type="simple"> </text:a> </text:p>
          </table:table-cell>
          <table:table-cell office:value-type="string" calcext:value-type="string">
            <text:p>H2-T24, H-2T24, T24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18:08:15.273608671</meta:creation-date>
    <dc:date>2023-02-24T18:11:03.841892397</dc:date>
    <meta:editing-duration>PT2M49S</meta:editing-duration>
    <meta:editing-cycles>1</meta:editing-cycles>
    <meta:document-statistic meta:table-count="1" meta:cell-count="248" meta:object-count="0"/>
    <meta:generator>LibreOffice/7.4.5.1$Linux_X86_64 LibreOffice_project/40$Build-1</meta:generator>
  </office:meta>
</office:document-meta>
</file>